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Contestants">
      <style:table-properties table:display="true" style:writing-mode="lr-tb"/>
    </style:style>
    <style:style style:name="ta2" style:family="table" style:master-page-name="PageStyle_5f_Table">
      <style:table-properties table:display="true" style:writing-mode="lr-tb"/>
    </style:style>
    <style:style style:name="ta3" style:family="table" style:master-page-name="PageStyle_5f_Pivot_20_Tabl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Contestants.C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Contestants.C1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map style:condition="cell-content()=&quot;X&quot;" style:apply-style-name="ConditionalStyle_5f_2" style:base-cell-address="Contestants.C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2" style:base-cell-address="Contestants.C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1" style:base-cell-address="Contestants.G41"/>
    </style:style>
    <style:style style:name="ce8" style:family="table-cell" style:parent-style-name="Default"/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stan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1"/>
        <table:table-column table:style-name="co2" table:default-cell-style-name="ce5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Contestant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Week 3 1</text:p>
          </table:table-cell>
          <table:table-cell table:style-name="ce4" office:value-type="string" calcext:value-type="string">
            <text:p>Week 3 2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Alayah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Alexa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Deand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Hannah An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Jasmi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Kelley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Kelsey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Kiar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Lex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Madiso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Mykenn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Natasha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arah 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avanna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hian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Sydn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Tamm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Victoria F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Bachelor</text:p>
          </table:table-cell>
          <table:table-cell office:value-type="string" calcext:value-type="string">
            <text:p>Victoria 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Brittan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Chels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Dayou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Delvi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Geoffr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Marqui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Nanc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Sergi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Project Runway</text:p>
          </table:table-cell>
          <table:table-cell office:value-type="string" calcext:value-type="string">
            <text:p>Victoria C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Li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Morga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Antho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S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Grayse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Elis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Salee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Avn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Reggi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Kids Baking Championship</text:p>
          </table:table-cell>
          <table:table-cell office:value-type="string" calcext:value-type="string">
            <text:p>Naim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Natali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Tyso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Danni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ophi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Jerem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andra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Be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Michel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Wendel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Ada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Yu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Sarah 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Amber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Rob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Pavarti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Ki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Denis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Ton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Nick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string" calcext:value-type="string">
            <text:p>Survivor</text:p>
          </table:table-cell>
          <table:table-cell office:value-type="string" calcext:value-type="string">
            <text:p>Etha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4"/>
        </table:table-row>
        <table:table-row table:style-name="ro2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stants.G2:Contestants.G20 Contestants.G22:Contestants.G23 Contestants.C1:Contestants.F1048576 Contestants.G30:Contestants.G40">
            <calcext:condition calcext:apply-style-name="ConditionalStyle_2" calcext:value="=&quot;X&quot;" calcext:base-cell-address="Contestants.C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Contestants.G41:Contestants.G41">
            <calcext:condition calcext:apply-style-name="ConditionalStyle_1" calcext:value="=&quot;X&quot;" calcext:base-cell-address="Contestants.G41"/>
          </calcext:conditional-format>
          <calcext:conditional-format calcext:target-range-address="Contestants.C2:Contestants.T59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</calcext:conditional-formats>
      </table:table>
      <table:table table:name="Table" table:style-name="ta2">
        <office:forms form:automatic-focus="false" form:apply-design-mode="false"/>
        <table:table-column table:style-name="co3" table:number-columns-repeated="3" table:default-cell-style-name="Default"/>
        <table:table-column table:style-name="co1" table:number-columns-repeated="1021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Contestant</text:p>
          </table:table-cell>
          <table:table-cell office:value-type="string" calcext:value-type="string">
            <text:p>Poin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Ada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Alayah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Alex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mbe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tyna</text:p>
          </table:table-cell>
          <table:table-cell office:value-type="string" calcext:value-type="string">
            <text:p>Anthony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Avn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e</text:p>
          </table:table-cell>
          <table:table-cell office:value-type="string" calcext:value-type="string">
            <text:p>Be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e</text:p>
          </table:table-cell>
          <table:table-cell office:value-type="string" calcext:value-type="string">
            <text:p>Brittan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Chelsey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e</text:p>
          </table:table-cell>
          <table:table-cell office:value-type="string" calcext:value-type="string">
            <text:p>Dann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rry</text:p>
          </table:table-cell>
          <table:table-cell office:value-type="string" calcext:value-type="string">
            <text:p>Dayou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die</text:p>
          </table:table-cell>
          <table:table-cell office:value-type="string" calcext:value-type="string">
            <text:p>Deand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Cho</text:p>
          </table:table-cell>
          <table:table-cell office:value-type="string" calcext:value-type="string">
            <text:p>Delvi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ni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lley</text:p>
          </table:table-cell>
          <table:table-cell office:value-type="string" calcext:value-type="string">
            <text:p>Eli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Etha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tyna</text:p>
          </table:table-cell>
          <table:table-cell office:value-type="string" calcext:value-type="string">
            <text:p>Geoffre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rry</text:p>
          </table:table-cell>
          <table:table-cell office:value-type="string" calcext:value-type="string">
            <text:p>Grayse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tyna</text:p>
          </table:table-cell>
          <table:table-cell office:value-type="string" calcext:value-type="string">
            <text:p>Hannah An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Jasmin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e</text:p>
          </table:table-cell>
          <table:table-cell office:value-type="string" calcext:value-type="string">
            <text:p>Jeremy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die</text:p>
          </table:table-cell>
          <table:table-cell office:value-type="string" calcext:value-type="string">
            <text:p>Kell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lley</text:p>
          </table:table-cell>
          <table:table-cell office:value-type="string" calcext:value-type="string">
            <text:p>Kelse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Kiar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Ki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Gallo</text:p>
          </table:table-cell>
          <table:table-cell office:value-type="string" calcext:value-type="string">
            <text:p>Lex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lley</text:p>
          </table:table-cell>
          <table:table-cell office:value-type="string" calcext:value-type="string">
            <text:p>Lia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e</text:p>
          </table:table-cell>
          <table:table-cell office:value-type="string" calcext:value-type="string">
            <text:p>Madis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Marquis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chel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e</text:p>
          </table:table-cell>
          <table:table-cell office:value-type="string" calcext:value-type="string">
            <text:p>Morga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Myken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t</text:p>
          </table:table-cell>
          <table:table-cell office:value-type="string" calcext:value-type="string">
            <text:p>Naim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elley</text:p>
          </table:table-cell>
          <table:table-cell office:value-type="string" calcext:value-type="string">
            <text:p>Nanc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Cho</text:p>
          </table:table-cell>
          <table:table-cell office:value-type="string" calcext:value-type="string">
            <text:p>Natali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e</text:p>
          </table:table-cell>
          <table:table-cell office:value-type="string" calcext:value-type="string">
            <text:p>Natas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tyna</text:p>
          </table:table-cell>
          <table:table-cell office:value-type="string" calcext:value-type="string">
            <text:p>Nick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rry</text:p>
          </table:table-cell>
          <table:table-cell office:value-type="string" calcext:value-type="string">
            <text:p>Pavart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Gallo</text:p>
          </table:table-cell>
          <table:table-cell office:value-type="string" calcext:value-type="string">
            <text:p>Regg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Cho</text:p>
          </table:table-cell>
          <table:table-cell office:value-type="string" calcext:value-type="string">
            <text:p>Rob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die</text:p>
          </table:table-cell>
          <table:table-cell office:value-type="string" calcext:value-type="string">
            <text:p>Salee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Sa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Sandr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rry</text:p>
          </table:table-cell>
          <table:table-cell office:value-type="string" calcext:value-type="string">
            <text:p>Sarah 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rah 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avanna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ie</text:p>
          </table:table-cell>
          <table:table-cell office:value-type="string" calcext:value-type="string">
            <text:p>Sergio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Cho</text:p>
          </table:table-cell>
          <table:table-cell office:value-type="string" calcext:value-type="string">
            <text:p>Shian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ophi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Gallo</text:p>
          </table:table-cell>
          <table:table-cell office:value-type="string" calcext:value-type="string">
            <text:p>Sydney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Gallo</text:p>
          </table:table-cell>
          <table:table-cell office:value-type="string" calcext:value-type="string">
            <text:p>Tammy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Tony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e</text:p>
          </table:table-cell>
          <table:table-cell office:value-type="string" calcext:value-type="string">
            <text:p>Tys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ddie</text:p>
          </table:table-cell>
          <table:table-cell office:value-type="string" calcext:value-type="string">
            <text:p>Victoria 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Victoria F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ock</text:p>
          </table:table-cell>
          <table:table-cell office:value-type="string" calcext:value-type="string">
            <text:p>Victoria 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te</text:p>
          </table:table-cell>
          <table:table-cell office:value-type="string" calcext:value-type="string">
            <text:p>Wende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ex Gallo</text:p>
          </table:table-cell>
          <table:table-cell office:value-type="string" calcext:value-type="string">
            <text:p>Yu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" table:style-name="ta3">
        <office:forms form:automatic-focus="false" form:apply-design-mode="false"/>
        <table:table-column table:style-name="co4" table:number-columns-repeated="2" table:default-cell-style-name="Default"/>
        <table:table-column table:style-name="co1" table:number-columns-repeated="1022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Name</text:p>
          </table:table-cell>
          <table:table-cell table:style-name="ce13" office:value-type="string" calcext:value-type="string">
            <text:p>Sum of Point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Alex Ch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Alex Gallo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Andrew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Brock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Jerry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Jessica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addie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arie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artyna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att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Nate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Shelley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(empty)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17" office:value-type="float" office:value="154" calcext:value-type="float">
            <text:p>154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Table.A1:Table.C74" table:display-filter-buttons="true"/>
      </table:database-ranges>
      <table:data-pilot-tables>
        <table:data-pilot-table table:name="PivotTable1" table:application-data="" table:target-range-address="'Pivot Table'.A3:'Pivot Table'.B17" table:buttons="'Pivot Table'.A3" table:show-filter-button="false">
          <table:source-cell-range table:cell-range-address="Table.A1:Table.C74"/>
          <table:data-pilot-field table:source-field-name="Contesta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dam" table:display="true" table:show-details="true"/>
                <table:data-pilot-member table:name="Alayah" table:display="true" table:show-details="true"/>
                <table:data-pilot-member table:name="Alexa" table:display="true" table:show-details="true"/>
                <table:data-pilot-member table:name="Amber" table:display="true" table:show-details="true"/>
                <table:data-pilot-member table:name="Anthony" table:display="true" table:show-details="true"/>
                <table:data-pilot-member table:name="Avner" table:display="true" table:show-details="true"/>
                <table:data-pilot-member table:name="Ben" table:display="true" table:show-details="true"/>
                <table:data-pilot-member table:name="Brittany" table:display="true" table:show-details="true"/>
                <table:data-pilot-member table:name="Chelsey" table:display="true" table:show-details="true"/>
                <table:data-pilot-member table:name="Danni" table:display="true" table:show-details="true"/>
                <table:data-pilot-member table:name="Dayoung" table:display="true" table:show-details="true"/>
                <table:data-pilot-member table:name="Deandra" table:display="true" table:show-details="true"/>
                <table:data-pilot-member table:name="Delvin" table:display="true" table:show-details="true"/>
                <table:data-pilot-member table:name="Denise" table:display="true" table:show-details="true"/>
                <table:data-pilot-member table:name="Elise" table:display="true" table:show-details="true"/>
                <table:data-pilot-member table:name="Ethan" table:display="true" table:show-details="true"/>
                <table:data-pilot-member table:name="Geoffrey" table:display="true" table:show-details="true"/>
                <table:data-pilot-member table:name="Graysen" table:display="true" table:show-details="true"/>
                <table:data-pilot-member table:name="Hannah Ann" table:display="true" table:show-details="true"/>
                <table:data-pilot-member table:name="Jasmine" table:display="true" table:show-details="true"/>
                <table:data-pilot-member table:name="Jeremy" table:display="true" table:show-details="true"/>
                <table:data-pilot-member table:name="Kelley" table:display="true" table:show-details="true"/>
                <table:data-pilot-member table:name="Kelsey" table:display="true" table:show-details="true"/>
                <table:data-pilot-member table:name="Kiarra" table:display="true" table:show-details="true"/>
                <table:data-pilot-member table:name="Kim" table:display="true" table:show-details="true"/>
                <table:data-pilot-member table:name="Lexi" table:display="true" table:show-details="true"/>
                <table:data-pilot-member table:name="Liam" table:display="true" table:show-details="true"/>
                <table:data-pilot-member table:name="Madison" table:display="true" table:show-details="true"/>
                <table:data-pilot-member table:name="Marquise" table:display="true" table:show-details="true"/>
                <table:data-pilot-member table:name="Michele" table:display="true" table:show-details="true"/>
                <table:data-pilot-member table:name="Morgan" table:display="true" table:show-details="true"/>
                <table:data-pilot-member table:name="Mykenna" table:display="true" table:show-details="true"/>
                <table:data-pilot-member table:name="Naima" table:display="true" table:show-details="true"/>
                <table:data-pilot-member table:name="Nancy" table:display="true" table:show-details="true"/>
                <table:data-pilot-member table:name="Natalie" table:display="true" table:show-details="true"/>
                <table:data-pilot-member table:name="Natasha" table:display="true" table:show-details="true"/>
                <table:data-pilot-member table:name="Nick" table:display="true" table:show-details="true"/>
                <table:data-pilot-member table:name="Pavarti" table:display="true" table:show-details="true"/>
                <table:data-pilot-member table:name="Reggie" table:display="true" table:show-details="true"/>
                <table:data-pilot-member table:name="Rob" table:display="true" table:show-details="true"/>
                <table:data-pilot-member table:name="Saleem" table:display="true" table:show-details="true"/>
                <table:data-pilot-member table:name="Sam" table:display="true" table:show-details="true"/>
                <table:data-pilot-member table:name="Sandra" table:display="true" table:show-details="true"/>
                <table:data-pilot-member table:name="Sarah C" table:display="true" table:show-details="true"/>
                <table:data-pilot-member table:name="Sarah L" table:display="true" table:show-details="true"/>
                <table:data-pilot-member table:name="Savannah" table:display="true" table:show-details="true"/>
                <table:data-pilot-member table:name="Sergio" table:display="true" table:show-details="true"/>
                <table:data-pilot-member table:name="Shiann" table:display="true" table:show-details="true"/>
                <table:data-pilot-member table:name="Sophie" table:display="true" table:show-details="true"/>
                <table:data-pilot-member table:name="Sydney" table:display="true" table:show-details="true"/>
                <table:data-pilot-member table:name="Tammy" table:display="true" table:show-details="true"/>
                <table:data-pilot-member table:name="Tony" table:display="true" table:show-details="true"/>
                <table:data-pilot-member table:name="Tyson" table:display="true" table:show-details="true"/>
                <table:data-pilot-member table:name="Victoria C" table:display="true" table:show-details="true"/>
                <table:data-pilot-member table:name="Victoria F" table:display="true" table:show-details="true"/>
                <table:data-pilot-member table:name="Victoria P" table:display="true" table:show-details="true"/>
                <table:data-pilot-member table:name="Wendell" table:display="true" table:show-details="true"/>
                <table:data-pilot-member table:name="Yul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am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ex Cho" table:display="true" table:show-details="true"/>
                <table:data-pilot-member table:name="Alex Gallo" table:display="true" table:show-details="true"/>
                <table:data-pilot-member table:name="Andrew" table:display="true" table:show-details="true"/>
                <table:data-pilot-member table:name="Brock" table:display="true" table:show-details="true"/>
                <table:data-pilot-member table:name="Jerry" table:display="true" table:show-details="true"/>
                <table:data-pilot-member table:name="Jessica" table:display="true" table:show-details="true"/>
                <table:data-pilot-member table:name="Maddie" table:display="true" table:show-details="true"/>
                <table:data-pilot-member table:name="Marie" table:display="true" table:show-details="true"/>
                <table:data-pilot-member table:name="Martyna" table:display="true" table:show-details="true"/>
                <table:data-pilot-member table:name="Matt" table:display="true" table:show-details="true"/>
                <table:data-pilot-member table:name="Nate" table:display="true" table:show-details="true"/>
                <table:data-pilot-member table:name="Shelley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ints" tableooo:display-name="Sum of Points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d0cece"/>
    </style:style>
    <style:style style:name="ConditionalStyle_5f_1" style:display-name="ConditionalStyle_1" style:family="table-cell" style:parent-style-name="Default">
      <style:table-cell-properties fo:background-color="#d0cec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estants" style:display-name="PageStyle_Contest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" style:display-name="PageStyle_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_20_Table" style:display-name="PageStyle_Pivot Tab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gle, Maddie [USA]</meta:initial-creator>
    <meta:creation-date>2020-02-12T15:57:21</meta:creation-date>
    <dc:date>2020-02-25T17:47:38.234479587</dc:date>
    <meta:generator>LibreOffice/6.4.0.3$MacOSX_X86_64 LibreOffice_project/b0a288ab3d2d4774cb44b62f04d5d28733ac6df8</meta:generator>
    <meta:editing-duration>PT2M51S</meta:editing-duration>
    <meta:editing-cycles>1</meta:editing-cycles>
    <meta:document-statistic meta:table-count="3" meta:cell-count="6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